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7.95cm" fo:min-width="2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55cm" fo:min-width="6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6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cm" svg:height="8.2cm" svg:x="1.8cm" svg:y="2.4cm">
          <text:p/>
          <draw:enhanced-geometry svg:viewBox="0 0 21600 21600" draw:glue-points="10800 0 0 10800 10800 21600 21600 10800" draw:mirror-horizontal="true" draw:mirror-vertical="false" draw:type="flowchart-process" draw:enhanced-path="M 0 0 L 21600 0 21600 21600 0 21600 0 0 Z N"/>
        </draw:custom-shape>
        <draw:custom-shape draw:style-name="gr2" draw:text-style-name="P3" draw:layer="layout" svg:width="7.4cm" svg:height="3.8cm" svg:x="1.8cm" svg:y="11.2cm">
          <text:p text:style-name="P2">Vue.js</text:p>
          <text:p text:style-name="P2"/>
          <text:p text:style-name="P2">(UI / MVV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3.8cm" svg:x="10.8cm" svg:y="11.2cm">
          <text:p text:style-name="P2">OpenLayers<text:line-break/></text:p>
          <text:p text:style-name="P2">(Mapping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4cm" svg:height="3.8cm" svg:x="19.4cm" svg:y="11.2cm">
          <text:p text:style-name="P2">Vuetify<text:line-break/></text:p>
          <text:p text:style-name="P2">(Material Design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2.4cm" svg:y="4.7cm">
          <text:p text:style-name="P2">UI - Komponen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8cm" svg:y="4.7cm">
          <text:p text:style-name="P2">Wrapper für OL-Objek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8cm" svg:y="4.7cm">
          <text:p text:style-name="P2">App-Templat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0.8cm" svg:height="1.038cm" svg:x="9cm" svg:y="2.913cm">
          <draw:text-box>
            <text:p text:style-name="P4"><text:span text:style-name="T1">Wegue</text:span></text:p>
          </draw:text-box>
        </draw:frame>
        <draw:custom-shape draw:style-name="gr3" draw:text-style-name="P3" draw:layer="layout" svg:width="7.4cm" svg:height="2cm" svg:x="2.4cm" svg:y="7.4cm">
          <text:p text:style-name="P2">Build-Proz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801cm" svg:y="7.501cm">
          <text:p text:style-name="P2">Unit-Tes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8cm" svg:y="7.6cm">
          <text:p text:style-name="P2">ESLint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0:13:08.686233526</meta:creation-date>
    <dc:date>2018-03-19T11:11:46.843306668</dc:date>
    <meta:editing-duration>PT58M35S</meta:editing-duration>
    <meta:editing-cycles>8</meta:editing-cycles>
    <meta:generator>LibreOffice/5.1.6.2$Linux_X86_64 LibreOffice_project/10m0$Build-2</meta:generator>
    <meta:document-statistic meta:object-count="34"/>
  </office:meta>
</office:document-meta>
</file>